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4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3.482cm"/>
    </style:style>
    <style:style style:name="co5" style:family="table-column">
      <style:table-column-properties fo:break-before="auto" style:column-width="4.976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2.73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</office:automatic-styles>
  <office:body>
    <office:spreadsheet>
      <table:table table:name="TRD stand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>
            <text:p>Resource consumption for zc702 TRD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1"/>
          <table:table-cell table:style-name="ce4" office:value-type="string">
            <text:p>Total n° available</text:p>
          </table:table-cell>
          <table:table-cell table:style-name="ce4" office:value-type="string">
            <text:p>Total Used</text:p>
          </table:table-cell>
          <table:table-cell table:style-name="ce4" office:value-type="string">
            <text:p>FILTER_ENGINE</text:p>
          </table:table-cell>
          <table:table-cell table:style-name="ce4" office:value-type="string">
            <text:p>Overhead</text:p>
          </table:table-cell>
          <table:table-cell table:style-name="ce4" office:value-type="string">
            <text:p>Max <text:s/>available resources</text:p>
          </table:table-cell>
          <table:table-cell table:style-name="ce4" office:value-type="string">
            <text:p>Max possible instances</text:p>
          </table:table-cell>
          <table:table-cell table:style-name="ce4" office:value-type="string">
            <text:p>Rounded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>
            <text:p>Register</text:p>
          </table:table-cell>
          <table:table-cell office:value-type="float" office:value="319200">
            <text:p>319200</text:p>
          </table:table-cell>
          <table:table-cell office:value-type="float" office:value="27648">
            <text:p>27648</text:p>
          </table:table-cell>
          <table:table-cell office:value-type="float" office:value="1965">
            <text:p>1965</text:p>
          </table:table-cell>
          <table:table-cell table:formula="of:=[.$C7]-[.$D7]" office:value-type="float" office:value="25683">
            <text:p>25683</text:p>
          </table:table-cell>
          <table:table-cell table:formula="of:=[.B7]-[.E7]" office:value-type="float" office:value="293517">
            <text:p>293517</text:p>
          </table:table-cell>
          <table:table-cell table:formula="of:=[.F7]/[.D7]" office:value-type="float" office:value="149.372519083969">
            <text:p>149,372519084</text:p>
          </table:table-cell>
          <table:table-cell table:formula="of:=ROUNDDOWN([.G7];0)" office:value-type="float" office:value="149">
            <text:p>14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LUT</text:p>
          </table:table-cell>
          <table:table-cell office:value-type="float" office:value="159600">
            <text:p>159600</text:p>
          </table:table-cell>
          <table:table-cell office:value-type="float" office:value="25804">
            <text:p>25804</text:p>
          </table:table-cell>
          <table:table-cell office:value-type="float" office:value="2156">
            <text:p>2156</text:p>
          </table:table-cell>
          <table:table-cell table:formula="of:=[.$C8]-[.$D8]" office:value-type="float" office:value="23648">
            <text:p>23648</text:p>
          </table:table-cell>
          <table:table-cell table:formula="of:=[.B8]-[.E8]" office:value-type="float" office:value="135952">
            <text:p>135952</text:p>
          </table:table-cell>
          <table:table-cell table:formula="of:=[.F8]/[.D8]" office:value-type="float" office:value="63.0575139146568">
            <text:p>63,0575139147</text:p>
          </table:table-cell>
          <table:table-cell table:formula="of:=ROUNDDOWN([.G8];0)" office:value-type="float" office:value="63">
            <text:p>6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RAM</text:p>
          </table:table-cell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$C9]-[.$D9]" office:value-type="float" office:value="28">
            <text:p>28</text:p>
          </table:table-cell>
          <table:table-cell table:formula="of:=[.B9]-[.E9]" office:value-type="float" office:value="112">
            <text:p>112</text:p>
          </table:table-cell>
          <table:table-cell table:formula="of:=[.F9]/[.D9]" office:value-type="float" office:value="56">
            <text:p>56</text:p>
          </table:table-cell>
          <table:table-cell table:formula="of:=ROUNDDOWN([.G9];0)" office:value-type="float" office:value="56">
            <text:p>5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SP48</text:p>
          </table:table-cell>
          <table:table-cell office:value-type="float" office:value="220">
            <text:p>220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formula="of:=[.$C10]-[.$D10]" office:value-type="float" office:value="16">
            <text:p>16</text:p>
          </table:table-cell>
          <table:table-cell table:formula="of:=[.B10]-[.E10]" office:value-type="float" office:value="204">
            <text:p>204</text:p>
          </table:table-cell>
          <table:table-cell table:formula="of:=[.F10]/[.D10]" office:value-type="float" office:value="8.8695652173913">
            <text:p>8,8695652174</text:p>
          </table:table-cell>
          <table:table-cell table:formula="of:=ROUNDDOWN([.G10];0)"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6"/>
          <table:table-cell table:style-name="ce2" office:value-type="string">
            <text:p>Max possible instances</text:p>
          </table:table-cell>
          <table:table-cell table:style-name="ce6" table:formula="of:=MIN([.H7:.H10])" office:value-type="float" office:value="8">
            <text:p>8</text:p>
          </table:table-cell>
          <table:table-cell table:number-columns-repeated="1015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table:style-name="ce1"/>
          <table:table-cell table:style-name="ce2" office:value-type="string">
            <text:p>Register</text:p>
          </table:table-cell>
          <table:table-cell table:style-name="ce2" office:value-type="string">
            <text:p>LUT</text:p>
          </table:table-cell>
          <table:table-cell table:style-name="ce2" office:value-type="string">
            <text:p>BRAM</text:p>
          </table:table-cell>
          <table:table-cell table:style-name="ce2" office:value-type="string">
            <text:p>DSP48</text:p>
          </table:table-cell>
          <table:table-cell table:style-name="ce2" office:value-type="string">
            <text:p>AXI HP Interface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Total n° available</text:p>
          </table:table-cell>
          <table:table-cell office:value-type="float" office:value="319200">
            <text:p>319200</text:p>
          </table:table-cell>
          <table:table-cell office:value-type="float" office:value="159600">
            <text:p>159600</text:p>
          </table:table-cell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Total Used</text:p>
          </table:table-cell>
          <table:table-cell office:value-type="float" office:value="27648">
            <text:p>27648</text:p>
          </table:table-cell>
          <table:table-cell office:value-type="float" office:value="25804">
            <text:p>25804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FILTER_ENGINE</text:p>
          </table:table-cell>
          <table:table-cell office:value-type="float" office:value="1965">
            <text:p>1965</text:p>
          </table:table-cell>
          <table:table-cell office:value-type="float" office:value="2156">
            <text:p>215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FILTER_VDMA</text:p>
          </table:table-cell>
          <table:table-cell office:value-type="float" office:value="4176">
            <text:p>4176</text:p>
          </table:table-cell>
          <table:table-cell office:value-type="float" office:value="3883">
            <text:p>388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Overhead</text:p>
          </table:table-cell>
          <table:table-cell table:formula="of:=[.C$20]-([.C$21] + [.C$22])" office:value-type="float" office:value="21507">
            <text:p>21507</text:p>
          </table:table-cell>
          <table:table-cell table:formula="of:=[.D$20]-([.D$21] + [.D$22])" office:value-type="float" office:value="19765">
            <text:p>19765</text:p>
          </table:table-cell>
          <table:table-cell table:formula="of:=[.E$20]-([.E$21] + [.E$22])" office:value-type="float" office:value="22">
            <text:p>22</text:p>
          </table:table-cell>
          <table:table-cell table:formula="of:=[.F$20]-([.F$21] + [.F$22])" office:value-type="float" office:value="16">
            <text:p>16</text:p>
          </table:table-cell>
          <table:table-cell table:formula="of:=[.G$20]-([.G$21] + [.G$22])"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Max <text:s/>available resources</text:p>
          </table:table-cell>
          <table:table-cell table:formula="of:=[.C19]-[.C23]" office:value-type="float" office:value="297693">
            <text:p>297693</text:p>
          </table:table-cell>
          <table:table-cell table:formula="of:=[.D19]-[.D23]" office:value-type="float" office:value="139835">
            <text:p>139835</text:p>
          </table:table-cell>
          <table:table-cell table:formula="of:=[.E19]-[.E23]" office:value-type="float" office:value="118">
            <text:p>118</text:p>
          </table:table-cell>
          <table:table-cell table:formula="of:=[.F19]-[.F23]" office:value-type="float" office:value="204">
            <text:p>204</text:p>
          </table:table-cell>
          <table:table-cell table:formula="of:=[.G19]-[.G23]"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Max possible instances</text:p>
          </table:table-cell>
          <table:table-cell table:formula="of:=[.C$24]/([.C$21] + [.C$22])" office:value-type="float" office:value="48.476306790425">
            <text:p>48,4763067904</text:p>
          </table:table-cell>
          <table:table-cell table:formula="of:=[.D$24]/([.D$21] + [.D$22])" office:value-type="float" office:value="23.1553237290942">
            <text:p>23,1553237291</text:p>
          </table:table-cell>
          <table:table-cell table:formula="of:=[.E$24]/([.E$21] + [.E$22])" office:value-type="float" office:value="14.75">
            <text:p>14,75</text:p>
          </table:table-cell>
          <table:table-cell table:formula="of:=[.F$24]/([.F$21] + [.F$22])" office:value-type="float" office:value="8.8695652173913">
            <text:p>8,8695652174</text:p>
          </table:table-cell>
          <table:table-cell table:formula="of:=[.G$24]/([.G$21] + [.G$22])"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Rounded</text:p>
          </table:table-cell>
          <table:table-cell table:formula="of:=ROUNDDOWN([.C25];0)" office:value-type="float" office:value="48">
            <text:p>48</text:p>
          </table:table-cell>
          <table:table-cell table:formula="of:=ROUNDDOWN([.D25];0)" office:value-type="float" office:value="23">
            <text:p>23</text:p>
          </table:table-cell>
          <table:table-cell table:formula="of:=ROUNDDOWN([.E25];0)" office:value-type="float" office:value="14">
            <text:p>14</text:p>
          </table:table-cell>
          <table:table-cell table:formula="of:=ROUNDDOWN([.F25];0)" office:value-type="float" office:value="8">
            <text:p>8</text:p>
          </table:table-cell>
          <table:table-cell table:formula="of:=ROUNDDOWN([.G25];0)" office:value-type="float" office:value="3">
            <text:p>3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5:30:12.349000000</meta:creation-date>
    <dc:date>2014-01-05T13:54:00</dc:date>
    <meta:editing-duration>PT2M27S</meta:editing-duration>
    <meta:editing-cycles>2</meta:editing-cycles>
    <meta:generator>LibreOffice/3.5$Linux_X86_64 LibreOffice_project/350m1$Build-2</meta:generator>
    <dc:creator>Frank Vanbever</dc:creator>
    <meta:document-statistic meta:table-count="1" meta:cell-count="95" meta:object-count="0"/>
  </office:meta>
</office:document-meta>
</file>